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ro1" style:family="table-row">
      <style:table-row-properties style:row-height="1.1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Liberation Serif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RepairUseCost Factor</text:p>
          </table:table-cell>
          <table:table-cell table:style-name="ce7" office:value-type="string" calcext:value-type="string">
            <text:p>RepairUseNumber</text:p>
          </table:table-cell>
          <table:table-cell table:style-name="ce1" office:value-type="string" calcext:value-type="string">
            <text:p>PlayerMaxHP</text:p>
          </table:table-cell>
          <table:table-cell table:style-name="ce1" office:value-type="string" calcext:value-type="string">
            <text:p>HPHealFactor</text:p>
          </table:table-cell>
          <table:table-cell table:style-name="ce7" office:value-type="string" calcext:value-type="string">
            <text:p>CostPerHPHealed</text:p>
          </table:table-cell>
          <table:table-cell table:style-name="ce1" office:value-type="string" calcext:value-type="string">
            <text:p>BaseCost</text:p>
          </table:table-cell>
          <table:table-cell table:number-columns-repeated="1637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FinalCost :</text:p>
          </table:table-cell>
          <table:table-cell table:number-columns-repeated="16383"/>
        </table:table-row>
        <table:table-row table:style-name="ro1">
          <table:table-cell table:formula="of:=[.F2]*(([.A2]*[.B2])+([.C2]*[.D2]*[.E2]))" office:value-type="float" office:value="550" calcext:value-type="float">
            <text:p>55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">BaseCost + ((RepairUseCostFactor * RepairUseNumber) + (PlayerMaxHP</text:span> * HPHealFactor * CostPerHPHealed))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" office:value-type="string" calcext:value-type="string">
            <text:p>EnemyXP</text:p>
          </table:table-cell>
          <table:table-cell table:style-name="ce1" office:value-type="string" calcext:value-type="string">
            <text:p>EnemyMaxHP</text:p>
          </table:table-cell>
          <table:table-cell table:style-name="ce1" office:value-type="string" calcext:value-type="string">
            <text:p>EnemyCurrentHP</text:p>
          </table:table-cell>
          <table:table-cell table:style-name="ce1" office:value-type="string" calcext:value-type="string">
            <text:p>MaxHP</text:p>
          </table:table-cell>
          <table:table-cell table:number-columns-repeated="1638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EnemyXP * Abs(((EnemyMaxHP – EnemyCurrentHP) / MaxHP) – 1)</text:p>
          </table:table-cell>
          <table:table-cell table:number-columns-repeated="16383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1:06:45.5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5:00:49.341000000</meta:creation-date>
    <dc:date>2025-03-02T02:12:06.615000000</dc:date>
    <meta:editing-duration>PT17H37M6S</meta:editing-duration>
    <meta:editing-cycles>5</meta:editing-cycles>
    <meta:generator>LibreOffice/7.6.2.1$Windows_X86_64 LibreOffice_project/56f7684011345957bbf33a7ee678afaf4d2ba333</meta:generator>
    <meta:document-statistic meta:table-count="1" meta:cell-count="23" meta:object-count="0"/>
  </office:meta>
</office:document-meta>
</file>